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text-properties officeooo:rsid="0014609b" officeooo:paragraph-rsid="001fd598"/>
    </style:style>
    <style:style style:name="P3" style:family="paragraph" style:parent-style-name="Text_20_body">
      <style:text-properties officeooo:rsid="0014609b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Standard">
      <style:paragraph-properties fo:margin-left="0cm" fo:margin-right="0cm" fo:text-indent="0cm" style:auto-text-indent="false" fo:break-before="pag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1"/>
    <style:style style:name="P1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officeooo:rsid="0028a5b2"/>
    </style:style>
    <style:style style:name="T2" style:family="text">
      <style:text-properties officeooo:rsid="002a6a00"/>
    </style:style>
    <style:style style:name="T3" style:family="text">
      <style:text-properties officeooo:rsid="002adc8b"/>
    </style:style>
    <style:style style:name="T4" style:family="text">
      <style:text-properties officeooo:rsid="002b19a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4">6</text:span> </text:p>
      <text:p text:style-name="P1"><text:s/><text:span text:style-name="T2">Extra – superbásico Python</text:span></text:p>
      <text:h text:style-name="P2" text:outline-level="3"><text:span text:style-name="Strong_20_Emphasis">Instalación de Python 3 en Windows 11</text:span></text:h>
      <text:list text:style-name="L1">
        <text:list-item>
          <text:p text:style-name="P14"><text:span text:style-name="Strong_20_Emphasis">Descargar el instalador</text:span></text:p>
          <text:list>
            <text:list-item>
              <text:p text:style-name="P15">Ve a la página oficial de Python: <text:a xlink:type="simple" xlink:href="https://www.python.org/downloads/" office:target-frame-name="_new" xlink:show="replace" text:style-name="Internet_20_link" text:visited-style-name="Visited_20_Internet_20_Link">https://www.python.org/downloads/</text:a></text:p>
            </text:list-item>
            <text:list-item>
              <text:p text:style-name="P15">Descarga la última versión estable de Python para Windows.</text:p>
            </text:list-item>
          </text:list>
        </text:list-item>
        <text:list-item>
          <text:p text:style-name="P14"><text:span text:style-name="Strong_20_Emphasis">Ejecutar el instalador</text:span></text:p>
          <text:list>
            <text:list-item>
              <text:p text:style-name="P15">Abre el archivo <text:span text:style-name="Source_20_Text">.exe</text:span> descargado.</text:p>
            </text:list-item>
            <text:list-item>
              <text:p text:style-name="P15">Marca la casilla <text:span text:style-name="Strong_20_Emphasis">"Add Python to PATH"</text:span> (muy importante).</text:p>
            </text:list-item>
            <text:list-item>
              <text:p text:style-name="P15">Haz clic en <text:span text:style-name="Strong_20_Emphasis">"Install Now"</text:span>.</text:p>
            </text:list-item>
          </text:list>
        </text:list-item>
        <text:list-item>
          <text:p text:style-name="P14"><text:span text:style-name="Strong_20_Emphasis">Verificar la instalación</text:span></text:p>
          <text:list>
            <text:list-item>
              <text:p text:style-name="P14">Abre el <text:span text:style-name="Strong_20_Emphasis">Símbolo del sistema</text:span> (<text:span text:style-name="Source_20_Text">cmd</text:span>) o <text:span text:style-name="Strong_20_Emphasis">PowerShell</text:span> y ejecuta:</text:p>
              <text:p text:style-name="P12"/>
              <text:p text:style-name="P13"><text:span text:style-name="Source_20_Text">python --version</text:span></text:p>
              <text:p text:style-name="P14">o</text:p>
              <text:p text:style-name="P12"/>
              <text:p text:style-name="P13"><text:span text:style-name="Source_20_Text">python3 --version</text:span></text:p>
            </text:list-item>
            <text:list-item>
              <text:p text:style-name="P15">Si la instalación fue correcta, aparecerá la versión de Python instalada.</text:p>
            </text:list-item>
          </text:list>
        </text:list-item>
        <text:list-item>
          <text:p text:style-name="P14"><text:span text:style-name="Strong_20_Emphasis">Configurar Python para ejecutar programas</text:span></text:p>
          <text:list>
            <text:list-item>
              <text:p text:style-name="P14">Puedes ejecutar scripts de Python escribiendo en la terminal:</text:p>
              <text:p text:style-name="P12"/>
              <text:p text:style-name="P13"><text:span text:style-name="Source_20_Text">python nombre_del_script.py</text:span></text:p>
            </text:list-item>
            <text:list-item>
              <text:p text:style-name="P14">Para trabajar en modo interactivo, simplemente ejecuta:</text:p>
              <text:p text:style-name="P12"/>
              <text:p text:style-name="P13"><text:span text:style-name="Source_20_Text">python</text:span></text:p>
            </text:list-item>
            <text:list-item>
              <text:p text:style-name="P14">También puedes usar el <text:span text:style-name="Strong_20_Emphasis">IDLE</text:span> de Python (instalado por defecto) o instalar editores como <text:span text:style-name="Strong_20_Emphasis">VS Code, PyCharm o Sublime Text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Sintaxis Básica en Python</text:span></text:h>
      <text:h text:style-name="Heading_20_3" text:outline-level="3"><text:span text:style-name="Strong_20_Emphasis">1. Creación de Variables</text:span></text:h>
      <text:p text:style-name="Preformatted_20_Text"/>
      <text:p text:style-name="P5"><text:span text:style-name="Source_20_Text">nombre = "Juan"</text:span></text:p>
      <text:p text:style-name="P10"><text:span text:style-name="Source_20_Text">edad = 25</text:span></text:p>
      <text:p text:style-name="P10"><text:span text:style-name="Source_20_Text">altura = 1.75</text:span></text:p>
      <text:p text:style-name="P11"><text:soft-page-break/><text:span text:style-name="Source_20_Text">es_mayor = True <text:s/># Booleano</text:span></text:p>
      <text:h text:style-name="Heading_20_3" text:outline-level="3"><text:span text:style-name="Strong_20_Emphasis">2. Funciones</text:span></text:h>
      <text:p text:style-name="Preformatted_20_Text"/>
      <text:p text:style-name="P5"><text:span text:style-name="Source_20_Text">def saludar(nombre):</text:span></text:p>
      <text:p text:style-name="P10"><text:span text:style-name="Source_20_Text"><text:s text:c="4"/>print(f"Hola, {nombre}")</text:span></text:p>
      <text:p text:style-name="P10"/>
      <text:p text:style-name="P11"><text:span text:style-name="Source_20_Text">saludar("Carlos")</text:span></text:p>
      <text:h text:style-name="Heading_20_3" text:outline-level="3"><text:span text:style-name="Strong_20_Emphasis">3. Importación de Módulos</text:span></text:h>
      <text:p text:style-name="Preformatted_20_Text"/>
      <text:p text:style-name="P5"><text:span text:style-name="Source_20_Text">import math <text:s/># Importa todo el módulo</text:span></text:p>
      <text:p text:style-name="P10"><text:span text:style-name="Source_20_Text">print(math.sqrt(16)) <text:s/># Raíz cuadrada</text:span></text:p>
      <text:p text:style-name="P10"/>
      <text:p text:style-name="P10"><text:span text:style-name="Source_20_Text">from random import randint <text:s/># Importa solo una función</text:span></text:p>
      <text:p text:style-name="P11"><text:span text:style-name="Source_20_Text">print(randint(1, 10)) <text:s/># Número aleatorio entre 1 y 10</text:span></text:p>
      <text:h text:style-name="Heading_20_3" text:outline-level="3"><text:span text:style-name="Strong_20_Emphasis">4. Estructura Condicional (</text:span><text:span text:style-name="Strong_20_Emphasis"><text:span text:style-name="Source_20_Text">if</text:span></text:span><text:span text:style-name="Strong_20_Emphasis">)</text:span></text:h>
      <text:p text:style-name="Preformatted_20_Text"/>
      <text:p text:style-name="P5"><text:span text:style-name="Source_20_Text">edad = 20</text:span></text:p>
      <text:p text:style-name="P10"/>
      <text:p text:style-name="P10"><text:span text:style-name="Source_20_Text">if edad &gt;= 18:</text:span></text:p>
      <text:p text:style-name="P10"><text:span text:style-name="Source_20_Text"><text:s text:c="4"/>print("Eres mayor de edad")</text:span></text:p>
      <text:p text:style-name="P10"><text:span text:style-name="Source_20_Text">else:</text:span></text:p>
      <text:p text:style-name="P11"><text:span text:style-name="Source_20_Text"><text:s text:c="4"/>print("Eres menor de edad")</text:span></text:p>
      <text:h text:style-name="Heading_20_3" text:outline-level="3"><text:span text:style-name="Strong_20_Emphasis">5. Bucle </text:span><text:span text:style-name="Strong_20_Emphasis"><text:span text:style-name="Source_20_Text">while</text:span></text:span></text:h>
      <text:p text:style-name="Preformatted_20_Text"/>
      <text:p text:style-name="P5"><text:span text:style-name="Source_20_Text">contador = 0</text:span></text:p>
      <text:p text:style-name="P10"/>
      <text:p text:style-name="P10"><text:span text:style-name="Source_20_Text">while contador &lt; 5:</text:span></text:p>
      <text:p text:style-name="P10"><text:span text:style-name="Source_20_Text"><text:s text:c="4"/>print(f"Contador: {contador}")</text:span></text:p>
      <text:p text:style-name="P11"><text:span text:style-name="Source_20_Text"><text:s text:c="4"/>contador += 1</text:span></text:p>
      <text:h text:style-name="Heading_20_3" text:outline-level="3"><text:span text:style-name="Strong_20_Emphasis">6. Bucle </text:span><text:span text:style-name="Strong_20_Emphasis"><text:span text:style-name="Source_20_Text">for</text:span></text:span></text:h>
      <text:p text:style-name="Preformatted_20_Text"/>
      <text:p text:style-name="P5"><text:span text:style-name="Source_20_Text">for i in range(5): <text:s/># Itera de 0 a 4</text:span></text:p>
      <text:p text:style-name="P10"><text:span text:style-name="Source_20_Text"><text:s text:c="4"/>print(f"Iteración {i}")</text:span></text:p>
      <text:p text:style-name="P10"/>
      <text:p text:style-name="P10"><text:span text:style-name="Source_20_Text">lista = ["Python", "Java", "C++"]</text:span></text:p>
      <text:p text:style-name="P10"><text:span text:style-name="Source_20_Text">for lenguaje in lista:</text:span></text:p>
      <text:p text:style-name="P11"><text:span text:style-name="Source_20_Text"><text:s text:c="4"/>print(lenguaje)</text:span></text:p>
      <text:h text:style-name="Heading_20_3" text:outline-level="3"><text:span text:style-name="Strong_20_Emphasis">7. Listas y Diccionarios</text:span></text:h>
      <text:p text:style-name="Preformatted_20_Text"/>
      <text:p text:style-name="P5"><text:span text:style-name="Source_20_Text">frutas = ["Manzana", "Banana", "Cereza"]</text:span></text:p>
      <text:p text:style-name="P10"><text:span text:style-name="Source_20_Text">print(frutas[0]) <text:s/># Acceder al primer elemento</text:span></text:p>
      <text:p text:style-name="P10"/>
      <text:p text:style-name="P10"><text:span text:style-name="Source_20_Text">persona = {"nombre": "Luis", "edad": 30}</text:span></text:p>
      <text:p text:style-name="P11"><text:span text:style-name="Source_20_Text">print(persona["nombre"]) <text:s/># Acceder a un valor del diccionario</text:span></text:p>
      <text:p text:style-name="Horizontal_20_Line"><text:line-break/></text:p>
      <text:p text:style-name="P6"/>
      <text:section text:style-name="Sect1" text:name="response-content-container">
        <text:p text:style-name="P7"><text:span text:style-name="T3">C</text:span>ódigo en Python utilizando el framework <text:span text:style-name="Source_20_Text">Flask</text:span> para crear una API que cumple con las especificaciones indicadas. La aplicación escucha en un puerto dado como argumento y devuelve valores numéricos aleatorios para los endpoints <text:span text:style-name="Source_20_Text">/usuarios</text:span>, <text:span text:style-name="Source_20_Text">/precio</text:span> y <text:span text:style-name="Source_20_Text">/plazas_libres</text:span>. Además, incluye una página de ayuda en la raíz (<text:span text:style-name="Source_20_Text">/</text:span>) que describe la funcionalidad de la API.</text:p>
        <text:h text:style-name="P4" text:outline-level="3">Código:</text:h>
        <text:p text:style-name="P8"># app.py</text:p>
        <text:p text:style-name="P8"/>
        <text:p text:style-name="P8">from flask import Flask, jsonify</text:p>
        <text:p text:style-name="P8">import random</text:p>
        <text:p text:style-name="P8">import sys</text:p>
        <text:p text:style-name="P8"/>
        <text:p text:style-name="P8">app = Flask(__name__)</text:p>
        <text:p text:style-name="P8"/>
        <text:p text:style-name="P8"># Función para generar números aleatorios dentro de un rango</text:p>
        <text:p text:style-name="P8">def get_random_value(low, high):</text:p>
        <text:p text:style-name="P8"><text:s text:c="4"/>return random.randint(low, high)</text:p>
        <text:p text:style-name="P8"/>
        <text:p text:style-name="P8"># Ruta principal: Información de ayuda sobre la API</text:p>
        <text:p text:style-name="P8">@app.route('/')</text:p>
        <text:p text:style-name="P8">def help():</text:p>
        <text:p text:style-name="P8"><text:s text:c="4"/>return """</text:p>
        <text:p text:style-name="P8"><text:s text:c="4"/>&lt;h1&gt;Bienvenido a la API de Datos Aleatorios&lt;/h1&gt;</text:p>
        <text:p text:style-name="P8"><text:s text:c="4"/>&lt;p&gt;Esta API proporciona datos aleatorios para los siguientes endpoints:&lt;/p&gt;</text:p>
        <text:p text:style-name="P8"><text:s text:c="4"/>&lt;ul&gt;</text:p>
        <text:p text:style-name="P8"><text:s text:c="8"/>&lt;li&gt;&lt;code&gt;/usuarios&lt;/code&gt;: Devuelve un número aleatorio entre 0 y 35.&lt;/li&gt;</text:p>
        <text:p text:style-name="P8"><text:s text:c="8"/>&lt;li&gt;&lt;code&gt;/precio&lt;/code&gt;: Devuelve un número aleatorio entre 46 y 57.&lt;/li&gt;</text:p>
        <text:p text:style-name="P8"><text:s text:c="8"/>&lt;li&gt;&lt;code&gt;/plazas_libres&lt;/code&gt;: Devuelve la diferencia entre 35 y el valor de /usuarios.&lt;/li&gt;</text:p>
        <text:p text:style-name="P8"><text:s text:c="4"/>&lt;/ul&gt;</text:p>
        <text:p text:style-name="P8"><text:s text:c="4"/>&lt;p&gt;Ejemplo de uso: &lt;code&gt;http://localhost:&lt;puerto&gt;/usuarios&lt;/code&gt;&lt;/p&gt;</text:p>
        <text:p text:style-name="P8"><text:s text:c="4"/>"""</text:p>
        <text:p text:style-name="P8"/>
        <text:p text:style-name="P8"># Endpoint /usuarios</text:p>
        <text:p text:style-name="P8">@app.route('/usuarios', methods=['GET'])</text:p>
        <text:p text:style-name="P8">def usuarios():</text:p>
        <text:p text:style-name="P8"><text:s text:c="4"/>usuarios = get_random_value(0, 35)</text:p>
        <text:p text:style-name="P8"><text:s text:c="4"/>return jsonify({"usuarios": usuarios})</text:p>
        <text:p text:style-name="P8"/>
        <text:p text:style-name="P8"># Endpoint /precio</text:p>
        <text:p text:style-name="P8">@app.route('/precio', methods=['GET'])</text:p>
        <text:p text:style-name="P8">def precio():</text:p>
        <text:p text:style-name="P8"><text:s text:c="4"/>precio = get_random_value(46, 57)</text:p>
        <text:p text:style-name="P8"><text:s text:c="4"/>return jsonify({"precio": precio})</text:p>
        <text:p text:style-name="P8"/>
        <text:p text:style-name="P8"><text:soft-page-break/># Endpoint /plazas_libres</text:p>
        <text:p text:style-name="P8">@app.route('/plazas_libres', methods=['GET'])</text:p>
        <text:p text:style-name="P8">def plazas_libres():</text:p>
        <text:p text:style-name="P8"><text:s text:c="4"/>usuarios = get_random_value(0, 35)</text:p>
        <text:p text:style-name="P8"><text:s text:c="4"/>plazas_libres = 35 - usuarios</text:p>
        <text:p text:style-name="P8"><text:s text:c="4"/>return jsonify({"plazas_libres": plazas_libres})</text:p>
        <text:p text:style-name="P8"/>
        <text:p text:style-name="P8">if __name__ == '__main__':</text:p>
        <text:p text:style-name="P8"><text:s text:c="4"/>if len(sys.argv) != 2:</text:p>
        <text:p text:style-name="P8"><text:s text:c="8"/>print("Uso: python app.py &lt;puerto&gt;")</text:p>
        <text:p text:style-name="P8"><text:s text:c="8"/>sys.exit(1)</text:p>
        <text:p text:style-name="P8"/>
        <text:p text:style-name="P8"><text:s text:c="4"/>try:</text:p>
        <text:p text:style-name="P8"><text:s text:c="8"/>port = int(sys.argv[1])</text:p>
        <text:p text:style-name="P8"><text:s text:c="4"/>except ValueError:</text:p>
        <text:p text:style-name="P8"><text:s text:c="8"/>print("El puerto debe ser un número entero.")</text:p>
        <text:p text:style-name="P8"><text:s text:c="8"/>sys.exit(1)</text:p>
        <text:p text:style-name="P8"/>
        <text:p text:style-name="P8"><text:s text:c="4"/>app.run(host='0.0.0.0', port=port)</text:p>
        <text:p text:style-name="P8"/>
        <text:p text:style-name="P9"/>
        <text:h text:style-name="P4" text:outline-level="3">Explicación del Código:</text:h>
        <text:list text:style-name="L2">
          <text:list-item>
            <text:p text:style-name="P16"><text:span text:style-name="Strong_20_Emphasis">Importaciones </text:span>:</text:p>
            <text:list>
              <text:list-item>
                <text:p text:style-name="P17"><text:span text:style-name="Source_20_Text">Flask</text:span>: Framework para crear la API.</text:p>
              </text:list-item>
              <text:list-item>
                <text:p text:style-name="P17"><text:span text:style-name="Source_20_Text">random</text:span>: Para generar números aleatorios.</text:p>
              </text:list-item>
              <text:list-item>
                <text:p text:style-name="P17"><text:span text:style-name="Source_20_Text">sys</text:span>: Para capturar el puerto como argumento desde la línea de comandos.</text:p>
              </text:list-item>
            </text:list>
          </text:list-item>
          <text:list-item>
            <text:p text:style-name="P16"><text:span text:style-name="Strong_20_Emphasis">Función </text:span><text:span text:style-name="Strong_20_Emphasis"><text:span text:style-name="Source_20_Text">get_random_value</text:span></text:span><text:span text:style-name="Strong_20_Emphasis"> </text:span>:</text:p>
            <text:list>
              <text:list-item>
                <text:p text:style-name="P17">Genera un número aleatorio dentro de un rango dado.</text:p>
              </text:list-item>
            </text:list>
          </text:list-item>
          <text:list-item>
            <text:p text:style-name="P16"><text:span text:style-name="Strong_20_Emphasis">Endpoints </text:span>:</text:p>
            <text:list>
              <text:list-item>
                <text:p text:style-name="P17"><text:span text:style-name="Source_20_Text">/</text:span>: Muestra una página de ayuda con información sobre los endpoints disponibles.</text:p>
              </text:list-item>
              <text:list-item>
                <text:p text:style-name="P17"><text:span text:style-name="Source_20_Text">/usuarios</text:span>: Devuelve un número aleatorio entre 0 y 35.</text:p>
              </text:list-item>
              <text:list-item>
                <text:p text:style-name="P17"><text:span text:style-name="Source_20_Text">/precio</text:span>: Devuelve un número aleatorio entre 46 y 57.</text:p>
              </text:list-item>
              <text:list-item>
                <text:p text:style-name="P17"><text:span text:style-name="Source_20_Text">/plazas_libres</text:span>: Calcula y devuelve la diferencia entre 35 y el valor generado para <text:span text:style-name="Source_20_Text">/usuarios</text:span>.</text:p>
              </text:list-item>
            </text:list>
          </text:list-item>
          <text:list-item>
            <text:p text:style-name="P16"><text:span text:style-name="Strong_20_Emphasis">Captura del Puerto </text:span>:</text:p>
            <text:list>
              <text:list-item>
                <text:p text:style-name="P17">El puerto se pasa como argumento al ejecutar el script.</text:p>
              </text:list-item>
              <text:list-item>
                <text:p text:style-name="P17">Se valida que el argumento sea un número entero.</text:p>
              </text:list-item>
            </text:list>
          </text:list-item>
          <text:list-item>
            <text:p text:style-name="P16"><text:span text:style-name="Strong_20_Emphasis">Ejecución </text:span>:</text:p>
            <text:list>
              <text:list-item>
                <text:p text:style-name="P16">La aplicación se ejecuta en <text:span text:style-name="Source_20_Text">0.0.0.0</text:span> (todas las interfaces de red) en el puerto especificado.</text:p>
              </text:list-item>
            </text:list>
          </text:list-item>
        </text:list>
        <text:p text:style-name="Horizontal_20_Line"/>
        <text:h text:style-name="P4" text:outline-level="3">Ejecución:</text:h>
        <text:p text:style-name="P7">Para ejecutar la aplicación, guarda el código en un archivo llamado <text:span text:style-name="Source_20_Text">app.py</text:span> y luego ejecútalo desde la terminal:</text:p>
        <text:p text:style-name="P8"/>
        <text:section text:style-name="Sect1" text:name="code-textarea-bfdd42c1-2d20-45d8-ae8c-0565552e7377-13">
          <text:p text:style-name="P8">python app.py 5000</text:p>
        </text:section>
        <text:section text:style-name="Sect1" text:name="plt-canvas-bfdd42c1-2d20-45d8-ae8c-0565552e7377-13">
          <text:p text:style-name="P8"/>
        </text:section>
        <text:p text:style-name="P7">Esto hará que la aplicación escuche en el puerto <text:span text:style-name="Source_20_Text">5000</text:span>. Puedes acceder a los endpoints en las siguientes URLs:</text:p>
        <text:list text:style-name="L3">
          <text:list-item>
            <text:p text:style-name="P18"><text:span text:style-name="Source_20_Text">http://localhost:5000/</text:span>: Información de ayuda.</text:p>
          </text:list-item>
          <text:list-item>
            <text:p text:style-name="P18"><text:span text:style-name="Source_20_Text">http://localhost:5000/usuarios</text:span>: Número aleatorio entre 0 y 35.</text:p>
          </text:list-item>
          <text:list-item>
            <text:p text:style-name="P18"><text:span text:style-name="Source_20_Text">http://localhost:5000/precio</text:span>: Número aleatorio entre 46 y 57.</text:p>
          </text:list-item>
          <text:list-item>
            <text:p text:style-name="P19"><text:span text:style-name="Source_20_Text">http://localhost:5000/plazas_libres</text:span>: Diferencia entre 35 y el valor de <text:span text:style-name="Source_20_Text">/usuarios</text:span>.</text:p>
          </text:list-item>
        </text:list>
      </text:section>
      <text:p text:style-name="Text_20_body"/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2T17:45:21.025245086</dc:date>
    <meta:editing-duration>PT2H30M53S</meta:editing-duration>
    <meta:editing-cycles>20</meta:editing-cycles>
    <meta:generator>LibreOffice/24.2.2.2$Linux_X86_64 LibreOffice_project/d56cc158d8a96260b836f100ef4b4ef25d6f1a01</meta:generator>
    <meta:print-date>2025-02-06T18:50:18.957565925</meta:print-date>
    <meta:printed-by>Archivos PDF</meta:printed-by>
    <meta:document-statistic meta:table-count="0" meta:image-count="0" meta:object-count="0" meta:page-count="5" meta:paragraph-count="138" meta:word-count="747" meta:character-count="5124" meta:non-whitespace-character-count="4374"/>
  </office:meta>
</office:document-meta>
</file>